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Neue" svg:font-family="HelveticaNeue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HelveticaNeue" style:font-name-asian="HelveticaNeue" style:font-name-complex="HelveticaNeue" fo:font-size="8pt" style:font-size-asian="8pt" style:font-size-complex="8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fo:color="#000000" style:font-name="HelveticaNeue" style:font-name-asian="HelveticaNeue" style:font-name-complex="HelveticaNeue" fo:font-size="10pt" style:font-size-asian="10pt" style:font-size-complex="10pt"/>
    </style:style>
    <style:style style:name="ce7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7.048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78883333333333cm"/>
    </style:style>
    <style:style style:name="co6" style:family="table-column">
      <style:table-column-properties fo:break-before="auto" style:column-width="4.08516666666667cm"/>
    </style:style>
    <style:style style:name="co7" style:family="table-column">
      <style:table-column-properties fo:break-before="auto" style:column-width="4.52966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0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ProductId<text:s/>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MRP</text:p>
          </table:table-cell>
          <table:table-cell office:value-type="string" table:style-name="ce2">
            <text:p>Brand</text:p>
          </table:table-cell>
          <table:table-cell office:value-type="string" table:style-name="ce2">
            <text:p>Cpric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ategory<text:s/></text:p>
          </table:table-cell>
          <table:table-cell office:value-type="string" table:style-name="ce2">
            <text:p>Tags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1">
            <text:p>PMAA001C99JER0050110</text:p>
          </table:table-cell>
          <table:table-cell office:value-type="string" table:style-name="ce1">
            <text:p>PARIS SPRAYED T-SHIRT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1">
            <text:p>Palm Angels</text:p>
          </table:table-cell>
          <table:table-cell office:value-type="float" office:value="195" table:style-name="ce1">
            <text:p>195</text:p>
          </table:table-cell>
          <table:table-cell office:value-type="string" table:style-name="ce5">
            <text:p>SHORT SLEEVES T-SHIRT IN WHITE WITH BLACK SPRAYED PRINT AT FRONT. CREW NECK. LOGO AND "PARIS" PRINTED IN BLACK AT FRONT. STRAIGHT HEM. 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White, Printed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<text:s/>PMAA001C99JER0171010</text:p>
          </table:table-cell>
          <table:table-cell office:value-type="string" table:style-name="ce1">
            <text:p>PARIS SPRAYED T-SHIRT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1">
            <text:p>Palm Angels</text:p>
          </table:table-cell>
          <table:table-cell office:value-type="float" office:value="195" table:style-name="ce1">
            <text:p>195</text:p>
          </table:table-cell>
          <table:table-cell office:value-type="string" table:style-name="ce6">
            <text:p>SHORT SLEEVES T-SHIRT IN BLACK WITH BLACK SPRAYED PRINT AT FRONT. CREW NECK. LOGO AND "PARIS" PRINTED IN WHITE AT FRONT. STRAIGHT HEM. 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MAB001S23JER0021055</text:p>
          </table:table-cell>
          <table:table-cell office:value-type="string" table:style-name="ce1">
            <text:p>PALMS&amp;SKULL LONG SLEEVED OVER TEE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string" table:style-name="ce1">
            <text:p>Palm Angels</text:p>
          </table:table-cell>
          <table:table-cell office:value-type="float" office:value="495" table:style-name="ce1">
            <text:p>495</text:p>
          </table:table-cell>
          <table:table-cell office:value-type="string" table:style-name="ce6">
            <text:p>LONG SLEEVES T-SHIRT IN BLACK COTTON FEATURING "PALM ANGELS" BURNING LOGO AT FRONT AND BACK. PALM TREE &amp; SKULLS GRAPHIC AT HEM. CREWNECK COLLAR AND REGULAR FIT.</text:p>
            <text:p>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, Long Sleeve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MAA066S23JER0021084</text:p>
          </table:table-cell>
          <table:table-cell office:value-type="string" table:style-name="ce1">
            <text:p>I LOVE PA CLASSIC TEE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string" table:style-name="ce1">
            <text:p>Palm Angels</text:p>
          </table:table-cell>
          <table:table-cell office:value-type="float" office:value="235" table:style-name="ce1">
            <text:p>235</text:p>
          </table:table-cell>
          <table:table-cell office:value-type="string" table:style-name="ce5">
            <text:p>SHORT SLEEVES T-SHIRT IN BLACK COTTON WITH MULTICOLOR I LOVE PA GRAPHIC PRINTED AT FRONT. REGULAR FIT.</text:p>
            <text:p>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UJN847_12VV_F0002_S_231</text:p>
          </table:table-cell>
          <table:table-cell office:value-type="string" table:style-name="ce1">
            <text:p>Prada Triangle Cotton T-shirt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string" table:style-name="ce1">
            <text:p>Prada</text:p>
          </table:table-cell>
          <table:table-cell office:value-type="float" office:value="760" table:style-name="ce1">
            <text:p>760</text:p>
          </table:table-cell>
          <table:table-cell office:value-type="string" table:style-name="ce5">
            <text:p>An oversized decorative trim evoking details of Tyrolean style is reinvented with a modern twist, creating the unusual, conceptual graphic designs that enrich this classic cotton T-shirt.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rada, T-Shirt, White, Printed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MAA001C99JER0241055</text:p>
          </table:table-cell>
          <table:table-cell office:value-type="string" table:style-name="ce1">
            <text:p>STAR SPRAYED T-SHIRT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1">
            <text:p>Palm Angels</text:p>
          </table:table-cell>
          <table:table-cell office:value-type="float" office:value="195" table:style-name="ce1">
            <text:p>195</text:p>
          </table:table-cell>
          <table:table-cell office:value-type="string" table:style-name="ce5">
            <text:p>SHORT SLEEVES T-SHIRT IN BLACK COTTON WITH "PALM ANGELS" LOGO AND A GREEN SPRAYED STAR GRAPHIC PRINTED AT FRONT. CREWNECK COLLAR AND DROP SHOULDERS.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table:style-name="ce4"/>
          <table:table-cell table:number-columns-repeated="16377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Neue" svg:font-family="HelveticaNeue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Harsh Khatri</meta:initial-creator>
    <dc:creator>Harsh Khatri</dc:creator>
    <meta:creation-date>2023-02-16T14:21:23Z</meta:creation-date>
    <dc:date>2023-02-16T19:35:14Z</dc:date>
  </office:meta>
</office:document-meta>
</file>